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5530" officeooo:paragraph-rsid="00095530"/>
    </style:style>
    <style:style style:name="P2" style:family="paragraph" style:parent-style-name="Standard">
      <style:paragraph-properties fo:margin-left="0cm" fo:margin-right="0cm" style:line-height-at-least="0.503cm" fo:text-indent="0cm" style:auto-text-indent="false"/>
      <style:text-properties fo:color="#f8f8f2" loext:opacity="100%" style:font-name="Droid Sans Mono" fo:font-size="10.5pt" fo:font-weight="normal" fo:background-color="#282a36"/>
    </style:style>
    <style:style style:name="P3" style:family="paragraph" style:parent-style-name="Standard">
      <style:paragraph-properties fo:margin-top="0cm" fo:margin-bottom="0.499cm" style:contextual-spacing="false" style:line-height-at-least="0.503cm"/>
      <style:text-properties fo:color="#f8f8f2" loext:opacity="100%" style:font-name="Droid Sans Mono" fo:font-size="10.5pt" fo:font-weight="normal" fo:background-color="#282a36"/>
    </style:style>
    <style:style style:name="P4" style:family="paragraph" style:parent-style-name="Standard">
      <style:text-properties fo:color="#f8f8f2" loext:opacity="100%" style:font-name="Droid Sans Mono" fo:font-size="10.5pt" fo:font-weight="normal" officeooo:rsid="00095530" officeooo:paragraph-rsid="00095530" fo:background-color="#282a36"/>
    </style:style>
    <style:style style:name="P5" style:family="paragraph" style:parent-style-name="Standard">
      <style:paragraph-properties fo:margin-left="0cm" fo:margin-right="0cm" style:line-height-at-least="0.503cm" fo:text-indent="0cm" style:auto-text-indent="false"/>
      <style:text-properties fo:color="#6272a4" loext:opacity="100%" style:font-name="Droid Sans Mono" fo:font-size="10.5pt" fo:font-weight="normal" fo:background-color="#282a36"/>
    </style:style>
    <style:style style:name="P6" style:family="paragraph" style:parent-style-name="Standard">
      <style:paragraph-properties style:line-height-at-least="0.503cm"/>
    </style:style>
    <style:style style:name="P7" style:family="paragraph" style:parent-style-name="Standard">
      <style:paragraph-properties fo:margin-left="0cm" fo:margin-right="0cm" style:line-height-at-least="0.503cm" fo:text-indent="0cm" style:auto-text-indent="false"/>
      <style:text-properties fo:color="#ff79c6" loext:opacity="100%" style:font-name="Droid Sans Mono" fo:font-size="10.5pt" fo:font-weight="normal" fo:background-color="#282a36"/>
    </style:style>
    <style:style style:name="T1" style:family="text">
      <style:text-properties fo:color="#ff79c6" loext:opacity="100%"/>
    </style:style>
    <style:style style:name="T2" style:family="text">
      <style:text-properties fo:color="#ff79c6" loext:opacity="100%" fo:font-style="italic"/>
    </style:style>
    <style:style style:name="T3" style:family="text">
      <style:text-properties fo:color="#50fa7b" loext:opacity="100%" fo:font-style="italic"/>
    </style:style>
    <style:style style:name="T4" style:family="text">
      <style:text-properties fo:color="#e9f284" loext:opacity="100%"/>
    </style:style>
    <style:style style:name="T5" style:family="text">
      <style:text-properties fo:color="#f1fa8c" loext:opacity="100%"/>
    </style:style>
    <style:style style:name="T6" style:family="text">
      <style:text-properties fo:color="#8be9fd" loext:opacity="100%"/>
    </style:style>
    <style:style style:name="T7" style:family="text">
      <style:text-properties fo:color="#bd93f9" loext:opacity="100%"/>
    </style:style>
    <style:style style:name="T8" style:family="text">
      <style:text-properties fo:color="#ff5555" loext:opacity="100%" fo:font-style="italic"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HTML</text:p>
      <text:p text:style-name="P1"/>
      <text:p text:style-name="P4">!<text:span text:style-name="T1">DOCTYPE</text:span> <text:span text:style-name="T3">html</text:span>&gt;</text:p>
      <text:p text:style-name="P2">&lt;<text:span text:style-name="T1">html</text:span> <text:span text:style-name="T3">lang</text:span><text:span text:style-name="T1">=</text:span><text:span text:style-name="T4">"</text:span><text:span text:style-name="T5">pt-BR</text:span><text:span text:style-name="T4">"</text:span>&gt;</text:p>
      <text:p text:style-name="P2">&lt;<text:span text:style-name="T1">head</text:span>&gt;</text:p>
      <text:p text:style-name="P2">&lt;<text:span text:style-name="T1">meta</text:span> <text:span text:style-name="T3">charset</text:span><text:span text:style-name="T1">=</text:span><text:span text:style-name="T4">"</text:span><text:span text:style-name="T5">UTF-8</text:span><text:span text:style-name="T4">"</text:span> /&gt;</text:p>
      <text:p text:style-name="P2">&lt;<text:span text:style-name="T1">meta</text:span> <text:span text:style-name="T3">name</text:span><text:span text:style-name="T1">=</text:span><text:span text:style-name="T4">"</text:span><text:span text:style-name="T5">viewport</text:span><text:span text:style-name="T4">"</text:span> <text:span text:style-name="T3">content</text:span><text:span text:style-name="T1">=</text:span><text:span text:style-name="T4">"</text:span><text:span text:style-name="T5">width=device-width, initial-scale=1.0</text:span><text:span text:style-name="T4">"</text:span> /&gt;</text:p>
      <text:p text:style-name="P2">&lt;<text:span text:style-name="T1">title</text:span>&gt;Milena Hair Studio&lt;/<text:span text:style-name="T1">title</text:span>&gt;</text:p>
      <text:p text:style-name="P2">&lt;<text:span text:style-name="T1">link</text:span> <text:span text:style-name="T3">rel</text:span><text:span text:style-name="T1">=</text:span><text:span text:style-name="T4">"</text:span><text:span text:style-name="T5">stylesheet</text:span><text:span text:style-name="T4">"</text:span> <text:span text:style-name="T3">href</text:span><text:span text:style-name="T1">=</text:span><text:span text:style-name="T4">"</text:span><text:span text:style-name="T5">stile.css</text:span><text:span text:style-name="T4">"</text:span> /&gt;</text:p>
      <text:p text:style-name="P2">&lt;/<text:span text:style-name="T1">head</text:span>&gt;</text:p>
      <text:p text:style-name="P2">&lt;<text:span text:style-name="T1">body</text:span>&gt;</text:p>
      <text:p text:style-name="P2">&lt;<text:span text:style-name="T1">header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menu-icon</text:span><text:span text:style-name="T4">"</text:span>&gt;☰&lt;/<text:span text:style-name="T1">div</text:span>&gt;</text:p>
      <text:p text:style-name="P2">&lt;<text:span text:style-name="T1">nav</text:span>&gt;</text:p>
      <text:p text:style-name="P2">&lt;<text:span text:style-name="T1">a</text:span> <text:span text:style-name="T3">href</text:span><text:span text:style-name="T1">=</text:span><text:span text:style-name="T4">"</text:span><text:span text:style-name="T5">#inicio</text:span><text:span text:style-name="T4">"</text:span>&gt;Início&lt;/<text:span text:style-name="T1">a</text:span>&gt;</text:p>
      <text:p text:style-name="P2">&lt;<text:span text:style-name="T1">a</text:span> <text:span text:style-name="T3">href</text:span><text:span text:style-name="T1">=</text:span><text:span text:style-name="T4">"</text:span><text:span text:style-name="T5">#sobre</text:span><text:span text:style-name="T4">"</text:span>&gt;Sobre&lt;/<text:span text:style-name="T1">a</text:span>&gt;</text:p>
      <text:p text:style-name="P2">&lt;<text:span text:style-name="T1">a</text:span> <text:span text:style-name="T3">href</text:span><text:span text:style-name="T1">=</text:span><text:span text:style-name="T4">"</text:span><text:span text:style-name="T5">#servicos</text:span><text:span text:style-name="T4">"</text:span>&gt;Serviços&lt;/<text:span text:style-name="T1">a</text:span>&gt;</text:p>
      <text:p text:style-name="P2">&lt;<text:span text:style-name="T1">a</text:span> <text:span text:style-name="T3">href</text:span><text:span text:style-name="T1">=</text:span><text:span text:style-name="T4">"</text:span><text:span text:style-name="T5">#contato</text:span><text:span text:style-name="T4">"</text:span>&gt;Contato&lt;/<text:span text:style-name="T1">a</text:span>&gt;</text:p>
      <text:p text:style-name="P2">&lt;/<text:span text:style-name="T1">nav</text:span>&gt;</text:p>
      <text:p text:style-name="P2">&lt;/<text:span text:style-name="T1">header</text:span>&gt;</text:p>
      <text:p text:style-name="P6"/>
      <text:p text:style-name="P2">&lt;<text:span text:style-name="T1">main</text:span>&gt;</text:p>
      <text:p text:style-name="P5">&lt;!-- Seção de Serviços com botões e imagens --&gt;</text:p>
      <text:p text:style-name="P2">&lt;<text:span text:style-name="T1">section</text:span> <text:span text:style-name="T3">id</text:span><text:span text:style-name="T1">=</text:span><text:span text:style-name="T4">"</text:span><text:span text:style-name="T5">inicio</text:span><text:span text:style-name="T4">"</text:span> <text:span text:style-name="T3">class</text:span><text:span text:style-name="T1">=</text:span><text:span text:style-name="T4">"</text:span><text:span text:style-name="T5">top-section</text:span><text:span text:style-name="T4">"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sidebar</text:span><text:span text:style-name="T4">"</text:span>&gt;</text:p>
      <text:p text:style-name="P2">&lt;<text:span text:style-name="T1">button</text:span>&gt;Corte&lt;/<text:span text:style-name="T1">button</text:span>&gt;</text:p>
      <text:p text:style-name="P2">&lt;<text:span text:style-name="T1">button</text:span>&gt;Colorimetria&lt;/<text:span text:style-name="T1">button</text:span>&gt;</text:p>
      <text:p text:style-name="P2">&lt;<text:span text:style-name="T1">button</text:span>&gt;Tratamentos&lt;/<text:span text:style-name="T1">button</text:span>&gt;</text:p>
      <text:p text:style-name="P2">&lt;<text:span text:style-name="T1">button</text:span>&gt;Finalizações&lt;/<text:span text:style-name="T1">button</text:span>&gt;</text:p>
      <text:p text:style-name="P2">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ages</text:span><text:span text:style-name="T4">"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g1</text:span><text:span text:style-name="T4">"</text:span>&gt;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g2</text:span><text:span text:style-name="T4">"</text:span>&gt;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g3</text:span><text:span text:style-name="T4">"</text:span>&gt;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g4</text:span><text:span text:style-name="T4">"</text:span>&gt;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g5</text:span><text:span text:style-name="T4">"</text:span>&gt;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g6</text:span><text:span text:style-name="T4">"</text:span>&gt;&lt;/<text:span text:style-name="T1">div</text:span>&gt;</text:p>
      <text:p text:style-name="P2">&lt;/<text:span text:style-name="T1">div</text:span>&gt;</text:p>
      <text:p text:style-name="P2">&lt;/<text:span text:style-name="T1">section</text:span>&gt;</text:p>
      <text:p text:style-name="P6"/>
      <text:p text:style-name="P5">&lt;!-- Seção Inferior com imagem, texto, redes e formulário --&gt;</text:p>
      <text:p text:style-name="P2">&lt;<text:span text:style-name="T1">section</text:span> <text:span text:style-name="T3">id</text:span><text:span text:style-name="T1">=</text:span><text:span text:style-name="T4">"</text:span><text:span text:style-name="T5">sobre</text:span><text:span text:style-name="T4">"</text:span> <text:span text:style-name="T3">class</text:span><text:span text:style-name="T1">=</text:span><text:span text:style-name="T4">"</text:span><text:span text:style-name="T5">bottom-section</text:span><text:span text:style-name="T4">"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about-image</text:span><text:span text:style-name="T4">"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img</text:span><text:span text:style-name="T4">"</text:span>&gt;</text:p>
      <text:p text:style-name="P6"/>
      <text:p text:style-name="P2">&lt;/<text:span text:style-name="T1">div</text:span>&gt;</text:p>
      <text:p text:style-name="P2">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about-text</text:span><text:span text:style-name="T4">"</text:span>&gt;</text:p>
      <text:p text:style-name="P2">&lt;<text:span text:style-name="T1">p</text:span>&gt;Oi, eu sou a Milena!&lt;/<text:span text:style-name="T1">p</text:span>&gt;</text:p>
      <text:p text:style-name="P2">&lt;<text:span text:style-name="T1">p</text:span>&gt;Minha paixão por cabelos começou ainda na infância, dentro de um salão. Foi ali que cresci, observando, aprendendo e me apaixonando cada vez mais por essa arte de transformar.&lt;/<text:span text:style-name="T1">p</text:span>&gt;</text:p>
      <text:p text:style-name="P2"><text:soft-page-break/>&lt;<text:span text:style-name="T1">p</text:span>&gt;Me formei aos 15 anos e, desde então, sigo em constante evolução, sempre buscando oferecer o melhor: técnica, cuidado, bons produtos e, claro, muita criatividade. Acredito que o cabelo é uma forma de expressar quem a gente é, por isso, cada criação minha tem um toque único, feito pra realçar sua essência.&lt;/<text:span text:style-name="T1">p</text:span>&gt;</text:p>
      <text:p text:style-name="P2">&lt;<text:span text:style-name="T1">p</text:span>&gt;Quando você sentar na minha cadeira, quero que se sinta livre e à vontade. Pra cuidar de você, pra trocar ideias, pra rir, descansar ou só relaxar. Aqui, cada detalhe é pensado com carinho, e o momento é todo seu.&lt;/<text:span text:style-name="T1">p</text:span>&gt;</text:p>
      <text:p text:style-name="P2">&lt;/<text:span text:style-name="T1">div</text:span>&gt;</text:p>
      <text:p text:style-name="P2">&lt;/<text:span text:style-name="T1">div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social-form</text:span><text:span text:style-name="T4">"</text:span>&gt;</text:p>
      <text:p text:style-name="P2">&lt;<text:span text:style-name="T1">div</text:span> <text:span text:style-name="T3">class</text:span><text:span text:style-name="T1">=</text:span><text:span text:style-name="T4">"</text:span><text:span text:style-name="T5">social</text:span><text:span text:style-name="T4">"</text:span>&gt;</text:p>
      <text:p text:style-name="P2">&lt;<text:span text:style-name="T1">img</text:span> <text:span text:style-name="T3">src</text:span><text:span text:style-name="T1">=</text:span><text:span text:style-name="T4">"</text:span><text:span text:style-name="T5">https://via.placeholder.com/40x40.png?text=T</text:span><text:span text:style-name="T4">"</text:span> <text:span text:style-name="T3">alt</text:span><text:span text:style-name="T1">=</text:span><text:span text:style-name="T4">"</text:span><text:span text:style-name="T5">TikTok</text:span><text:span text:style-name="T4">"</text:span> /&gt;</text:p>
      <text:p text:style-name="P2">&lt;<text:span text:style-name="T1">img</text:span> <text:span text:style-name="T3">src</text:span><text:span text:style-name="T1">=</text:span><text:span text:style-name="T4">"</text:span><text:span text:style-name="T5">https://via.placeholder.com/40x40.png?text=I</text:span><text:span text:style-name="T4">"</text:span> <text:span text:style-name="T3">alt</text:span><text:span text:style-name="T1">=</text:span><text:span text:style-name="T4">"</text:span><text:span text:style-name="T5">Instagram</text:span><text:span text:style-name="T4">"</text:span> /&gt;</text:p>
      <text:p text:style-name="P2">&lt;<text:span text:style-name="T1">img</text:span> <text:span text:style-name="T3">src</text:span><text:span text:style-name="T1">=</text:span><text:span text:style-name="T4">"</text:span><text:span text:style-name="T5">https://via.placeholder.com/40x40.png?text=W</text:span><text:span text:style-name="T4">"</text:span> <text:span text:style-name="T3">alt</text:span><text:span text:style-name="T1">=</text:span><text:span text:style-name="T4">"</text:span><text:span text:style-name="T5">WhatsApp</text:span><text:span text:style-name="T4">"</text:span> /&gt;</text:p>
      <text:p text:style-name="P2">&lt;/<text:span text:style-name="T1">div</text:span>&gt;</text:p>
      <text:p text:style-name="P2">&lt;<text:span text:style-name="T1">form</text:span> <text:span text:style-name="T3">class</text:span><text:span text:style-name="T1">=</text:span><text:span text:style-name="T4">"</text:span><text:span text:style-name="T5">contact-form</text:span><text:span text:style-name="T4">"</text:span> <text:span text:style-name="T3">id</text:span><text:span text:style-name="T1">=</text:span><text:span text:style-name="T4">"</text:span><text:span text:style-name="T5">contato</text:span><text:span text:style-name="T4">"</text:span>&gt;</text:p>
      <text:p text:style-name="P2">&lt;<text:span text:style-name="T1">input</text:span> <text:span text:style-name="T3">type</text:span><text:span text:style-name="T1">=</text:span><text:span text:style-name="T4">"</text:span><text:span text:style-name="T5">text</text:span><text:span text:style-name="T4">"</text:span> <text:span text:style-name="T3">placeholder</text:span><text:span text:style-name="T1">=</text:span><text:span text:style-name="T4">"</text:span><text:span text:style-name="T5">Nome</text:span><text:span text:style-name="T4">"</text:span> <text:span text:style-name="T3">required</text:span> /&gt;</text:p>
      <text:p text:style-name="P2">&lt;<text:span text:style-name="T1">input</text:span> <text:span text:style-name="T3">type</text:span><text:span text:style-name="T1">=</text:span><text:span text:style-name="T4">"</text:span><text:span text:style-name="T5">email</text:span><text:span text:style-name="T4">"</text:span> <text:span text:style-name="T3">placeholder</text:span><text:span text:style-name="T1">=</text:span><text:span text:style-name="T4">"</text:span><text:span text:style-name="T5">E-mail</text:span><text:span text:style-name="T4">"</text:span> <text:span text:style-name="T3">required</text:span> /&gt;</text:p>
      <text:p text:style-name="P2">&lt;<text:span text:style-name="T1">input</text:span> <text:span text:style-name="T3">type</text:span><text:span text:style-name="T1">=</text:span><text:span text:style-name="T4">"</text:span><text:span text:style-name="T5">tel</text:span><text:span text:style-name="T4">"</text:span> <text:span text:style-name="T3">placeholder</text:span><text:span text:style-name="T1">=</text:span><text:span text:style-name="T4">"</text:span><text:span text:style-name="T5">Telefone</text:span><text:span text:style-name="T4">"</text:span> <text:span text:style-name="T3">required</text:span> /&gt;</text:p>
      <text:p text:style-name="P2">&lt;<text:span text:style-name="T1">button</text:span> <text:span text:style-name="T3">type</text:span><text:span text:style-name="T1">=</text:span><text:span text:style-name="T4">"</text:span><text:span text:style-name="T5">submit</text:span><text:span text:style-name="T4">"</text:span>&gt;&lt;<text:span text:style-name="T1">span</text:span>&gt;📅&lt;/<text:span text:style-name="T1">span</text:span>&gt; Agende seu horário&lt;/<text:span text:style-name="T1">button</text:span>&gt;</text:p>
      <text:p text:style-name="P2">&lt;/<text:span text:style-name="T1">form</text:span>&gt;</text:p>
      <text:p text:style-name="P2">&lt;/<text:span text:style-name="T1">div</text:span>&gt;</text:p>
      <text:p text:style-name="P2">&lt;/<text:span text:style-name="T1">section</text:span>&gt;</text:p>
      <text:p text:style-name="P2">&lt;/<text:span text:style-name="T1">main</text:span>&gt;</text:p>
      <text:p text:style-name="P2">&lt;/<text:span text:style-name="T1">body</text:span>&gt;</text:p>
      <text:p text:style-name="P2">&lt;/<text:span text:style-name="T1">html</text:span>&gt;</text:p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CSS</text:p>
      <text:p text:style-name="P1"/>
      <text:p text:style-name="P4"><text:span text:style-name="T1">body</text:span> {</text:p>
      <text:p text:style-name="P2"><text:span text:style-name="T6">margin</text:span><text:span text:style-name="T1">:</text:span> <text:span text:style-name="T7">0</text:span>;</text:p>
      <text:p text:style-name="P2"><text:span text:style-name="T6">font-family</text:span><text:span text:style-name="T1">:</text:span> <text:span text:style-name="T7">Arial</text:span>, <text:span text:style-name="T7">sans-serif</text:span>;</text:p>
      <text:p text:style-name="P2"><text:span text:style-name="T6">background-color</text:span><text:span text:style-name="T1">:</text:span> <text:span text:style-name="T7">#f5f5f5</text:span>;</text:p>
      <text:p text:style-name="P2">}</text:p>
      <text:p text:style-name="P5">/* Header */</text:p>
      <text:p text:style-name="P2"><text:span text:style-name="T1">header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justify-content</text:span><text:span text:style-name="T1">:</text:span> <text:span text:style-name="T7">space-between</text:span>;</text:p>
      <text:p text:style-name="P2"><text:span text:style-name="T6">align-items</text:span><text:span text:style-name="T1">:</text:span> <text:span text:style-name="T7">center</text:span>;</text:p>
      <text:p text:style-name="P2"><text:soft-page-break/><text:span text:style-name="T6">padding</text:span><text:span text:style-name="T1">:</text:span> <text:span text:style-name="T7">15</text:span><text:span text:style-name="T1">px</text:span> <text:span text:style-name="T7">30</text:span><text:span text:style-name="T1">px</text:span>;</text:p>
      <text:p text:style-name="P2"><text:span text:style-name="T6">background-color</text:span><text:span text:style-name="T1">:</text:span> <text:span text:style-name="T7">#ffffff</text:span>;</text:p>
      <text:p text:style-name="P2">}</text:p>
      <text:p text:style-name="P2"><text:span text:style-name="T3">.menu-icon</text:span> {</text:p>
      <text:p text:style-name="P2"><text:span text:style-name="T6">font-size</text:span><text:span text:style-name="T1">:</text:span> <text:span text:style-name="T7">24</text:span><text:span text:style-name="T1">px</text:span>;</text:p>
      <text:p text:style-name="P2"><text:span text:style-name="T6">cursor</text:span><text:span text:style-name="T1">:</text:span> <text:span text:style-name="T7">pointer</text:span>;</text:p>
      <text:p text:style-name="P2">}</text:p>
      <text:p text:style-name="P2"><text:span text:style-name="T1">nav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gap</text:span><text:span text:style-name="T1">:</text:span> <text:span text:style-name="T7">25</text:span><text:span text:style-name="T1">px</text:span>;</text:p>
      <text:p text:style-name="P2">}</text:p>
      <text:p text:style-name="P2"><text:span text:style-name="T1">nav a</text:span> {</text:p>
      <text:p text:style-name="P2"><text:span text:style-name="T6">text-decoration</text:span><text:span text:style-name="T1">:</text:span> <text:span text:style-name="T7">none</text:span>;</text:p>
      <text:p text:style-name="P2"><text:span text:style-name="T6">color</text:span><text:span text:style-name="T1">:</text:span> <text:span text:style-name="T7">#000000</text:span>;</text:p>
      <text:p text:style-name="P2"><text:span text:style-name="T6">font-weight</text:span><text:span text:style-name="T1">:</text:span> <text:span text:style-name="T7">500</text:span>;</text:p>
      <text:p text:style-name="P2">}</text:p>
      <text:p text:style-name="P5">/* Top Section */</text:p>
      <text:p text:style-name="P2"><text:span text:style-name="T3">.top-section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justify-content</text:span><text:span text:style-name="T1">:</text:span> <text:span text:style-name="T7">flex-start</text:span>;</text:p>
      <text:p text:style-name="P2"><text:span text:style-name="T6">align-items</text:span><text:span text:style-name="T1">:</text:span> <text:span text:style-name="T7">flex-start</text:span>;</text:p>
      <text:p text:style-name="P2"><text:span text:style-name="T6">gap</text:span><text:span text:style-name="T1">:</text:span> <text:span text:style-name="T7">60</text:span><text:span text:style-name="T1">px</text:span>;</text:p>
      <text:p text:style-name="P2"><text:span text:style-name="T6">padding</text:span><text:span text:style-name="T1">:</text:span> <text:span text:style-name="T7">40</text:span><text:span text:style-name="T1">px</text:span>;</text:p>
      <text:p text:style-name="P2"><text:span text:style-name="T6">flex-wrap</text:span><text:span text:style-name="T1">:</text:span> <text:span text:style-name="T7">wrap</text:span>;</text:p>
      <text:p text:style-name="P2">}</text:p>
      <text:p text:style-name="P2"><text:span text:style-name="T3">.sidebar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gap</text:span><text:span text:style-name="T1">:</text:span> <text:span text:style-name="T7">20</text:span><text:span text:style-name="T1">px</text:span>;</text:p>
      <text:p text:style-name="P2"><text:span text:style-name="T6">align-items</text:span><text:span text:style-name="T1">:</text:span> <text:span text:style-name="T7">center</text:span>;</text:p>
      <text:p text:style-name="P2">}</text:p>
      <text:p text:style-name="P2"><text:span text:style-name="T3">.sidebar</text:span><text:span text:style-name="T1"> button</text:span> {</text:p>
      <text:p text:style-name="P2"><text:span text:style-name="T6">background-color</text:span><text:span text:style-name="T1">:</text:span> <text:span text:style-name="T7">#bcb4a8</text:span>;</text:p>
      <text:p text:style-name="P2"><text:span text:style-name="T6">color</text:span><text:span text:style-name="T1">:</text:span> <text:span text:style-name="T7">#000</text:span>;</text:p>
      <text:p text:style-name="P2"><text:span text:style-name="T6">padding</text:span><text:span text:style-name="T1">:</text:span> <text:span text:style-name="T7">10</text:span><text:span text:style-name="T1">px</text:span> <text:span text:style-name="T7">20</text:span><text:span text:style-name="T1">px</text:span>;</text:p>
      <text:p text:style-name="P2"><text:span text:style-name="T6">border</text:span><text:span text:style-name="T1">:</text:span> <text:span text:style-name="T7">none</text:span>;</text:p>
      <text:p text:style-name="P2"><text:span text:style-name="T6">border-radius</text:span><text:span text:style-name="T1">:</text:span> <text:span text:style-name="T7">25</text:span><text:span text:style-name="T1">px</text:span>;</text:p>
      <text:p text:style-name="P2"><text:span text:style-name="T6">font-style</text:span><text:span text:style-name="T1">:</text:span> <text:span text:style-name="T7">italic</text:span>;</text:p>
      <text:p text:style-name="P2"><text:span text:style-name="T6">font-size</text:span><text:span text:style-name="T1">:</text:span> <text:span text:style-name="T7">16</text:span><text:span text:style-name="T1">px</text:span>;</text:p>
      <text:p text:style-name="P2"><text:span text:style-name="T6">cursor</text:span><text:span text:style-name="T1">:</text:span> <text:span text:style-name="T7">pointer</text:span>;</text:p>
      <text:p text:style-name="P2"><text:span text:style-name="T6">box-shadow</text:span><text:span text:style-name="T1">:</text:span> <text:span text:style-name="T7">0</text:span> <text:span text:style-name="T7">2</text:span><text:span text:style-name="T1">px</text:span> <text:span text:style-name="T7">5</text:span><text:span text:style-name="T1">px</text:span> <text:span text:style-name="T6">rgba</text:span>(<text:span text:style-name="T7">0</text:span>,<text:span text:style-name="T7">0</text:span>,<text:span text:style-name="T7">0</text:span>,<text:span text:style-name="T7">0.15</text:span>);</text:p>
      <text:p text:style-name="P2"><text:span text:style-name="T6">transition</text:span><text:span text:style-name="T1">:</text:span> <text:span text:style-name="T7">all</text:span> <text:span text:style-name="T7">0.6</text:span><text:span text:style-name="T1">s</text:span> <text:span text:style-name="T7">ease</text:span>;</text:p>
      <text:p text:style-name="P2">}</text:p>
      <text:p text:style-name="P2"><text:span text:style-name="T3">.images</text:span> {</text:p>
      <text:p text:style-name="P2"><text:span text:style-name="T6">display</text:span><text:span text:style-name="T1">:</text:span> <text:span text:style-name="T7">grid</text:span>;</text:p>
      <text:p text:style-name="P2"><text:span text:style-name="T6">grid-template-columns</text:span><text:span text:style-name="T1">:</text:span> <text:span text:style-name="T6">repeat</text:span>(<text:span text:style-name="T7">auto-fit</text:span>, <text:span text:style-name="T6">minmax</text:span>(<text:span text:style-name="T7">120</text:span><text:span text:style-name="T1">px</text:span>, <text:span text:style-name="T7">1</text:span><text:span text:style-name="T1">fr</text:span>));</text:p>
      <text:p text:style-name="P2"><text:span text:style-name="T6">gap</text:span><text:span text:style-name="T1">:</text:span> <text:span text:style-name="T7">30</text:span><text:span text:style-name="T1">px</text:span>;</text:p>
      <text:p text:style-name="P2"><text:span text:style-name="T6">justify-content</text:span><text:span text:style-name="T1">:</text:span> <text:span text:style-name="T7">center</text:span>;</text:p>
      <text:p text:style-name="P2"><text:span text:style-name="T6">max-width</text:span><text:span text:style-name="T1">:</text:span> <text:span text:style-name="T7">1000</text:span><text:span text:style-name="T1">px</text:span>;</text:p>
      <text:p text:style-name="P2"><text:span text:style-name="T6">margin</text:span><text:span text:style-name="T1">:</text:span> <text:span text:style-name="T7">0</text:span> <text:span text:style-name="T7">auto</text:span>;</text:p>
      <text:p text:style-name="P2"><text:soft-page-break/><text:span text:style-name="T6">padding</text:span><text:span text:style-name="T1">:</text:span> <text:span text:style-name="T7">20</text:span><text:span text:style-name="T1">px</text:span> <text:span text:style-name="T7">0</text:span>;</text:p>
      <text:p text:style-name="P2">}</text:p>
      <text:p text:style-name="P2"><text:span text:style-name="T3">.images</text:span><text:span text:style-name="T1"> div</text:span> {</text:p>
      <text:p text:style-name="P2"><text:span text:style-name="T6">width</text:span><text:span text:style-name="T1">:</text:span> <text:span text:style-name="T7">200</text:span><text:span text:style-name="T1">px</text:span>;</text:p>
      <text:p text:style-name="P2"><text:span text:style-name="T6">background-color</text:span><text:span text:style-name="T1">:</text:span> <text:span text:style-name="T7">#4189a8</text:span>;</text:p>
      <text:p text:style-name="P2"><text:span text:style-name="T6">border-radius</text:span><text:span text:style-name="T1">:</text:span> <text:span text:style-name="T7">15</text:span><text:span text:style-name="T1">px</text:span>;</text:p>
      <text:p text:style-name="P2"><text:span text:style-name="T6">transition</text:span><text:span text:style-name="T1">:</text:span> transform <text:span text:style-name="T7">0.3</text:span><text:span text:style-name="T1">s</text:span> <text:span text:style-name="T7">ease</text:span>;</text:p>
      <text:p text:style-name="P2"><text:span text:style-name="T6">cursor</text:span><text:span text:style-name="T1">:</text:span> <text:span text:style-name="T7">pointer</text:span>;</text:p>
      <text:p text:style-name="P2"><text:span text:style-name="T6">box-shadow</text:span><text:span text:style-name="T1">:</text:span> <text:span text:style-name="T7">0</text:span><text:span text:style-name="T1">px</text:span> <text:span text:style-name="T7">4</text:span><text:span text:style-name="T1">px</text:span> <text:span text:style-name="T7">10</text:span><text:span text:style-name="T1">px</text:span> <text:span text:style-name="T6">rgba</text:span>(<text:span text:style-name="T7">0</text:span>, <text:span text:style-name="T7">0</text:span>, <text:span text:style-name="T7">0</text:span>, <text:span text:style-name="T7">0.2</text:span>);</text:p>
      <text:p text:style-name="P2">}</text:p>
      <text:p text:style-name="P6"/>
      <text:p text:style-name="P2"><text:span text:style-name="T3">.img1</text:span> {</text:p>
      <text:p text:style-name="P2"><text:span text:style-name="T6">height</text:span><text:span text:style-name="T1">:</text:span> <text:span text:style-name="T7">220</text:span><text:span text:style-name="T1">px</text:span>;</text:p>
      <text:p text:style-name="P2"><text:span text:style-name="T6">margin-top</text:span><text:span text:style-name="T1">:</text:span> <text:span text:style-name="T7">10</text:span><text:span text:style-name="T1">px</text:span>;</text:p>
      <text:p text:style-name="P2">}</text:p>
      <text:p text:style-name="P2"><text:span text:style-name="T3">.img2</text:span> {</text:p>
      <text:p text:style-name="P2"><text:span text:style-name="T6">height</text:span><text:span text:style-name="T1">:</text:span> <text:span text:style-name="T7">190</text:span><text:span text:style-name="T1">px</text:span>;</text:p>
      <text:p text:style-name="P2"><text:span text:style-name="T6">margin-top</text:span><text:span text:style-name="T1">:</text:span> <text:span text:style-name="T7">30</text:span><text:span text:style-name="T1">px</text:span>;</text:p>
      <text:p text:style-name="P2">}</text:p>
      <text:p text:style-name="P2"><text:span text:style-name="T3">.img3</text:span> {</text:p>
      <text:p text:style-name="P2"><text:span text:style-name="T6">height</text:span><text:span text:style-name="T1">:</text:span> <text:span text:style-name="T7">220</text:span><text:span text:style-name="T1">px</text:span>;</text:p>
      <text:p text:style-name="P2"><text:span text:style-name="T6">margin-top</text:span><text:span text:style-name="T1">:</text:span> <text:span text:style-name="T7">10</text:span><text:span text:style-name="T1">px</text:span>;</text:p>
      <text:p text:style-name="P2">}</text:p>
      <text:p text:style-name="P2"><text:span text:style-name="T3">.img4</text:span> {</text:p>
      <text:p text:style-name="P2"><text:span text:style-name="T6">height</text:span><text:span text:style-name="T1">:</text:span> <text:span text:style-name="T7">190</text:span><text:span text:style-name="T1">px</text:span>;</text:p>
      <text:p text:style-name="P2"><text:span text:style-name="T6">margin-top</text:span><text:span text:style-name="T1">:</text:span> <text:span text:style-name="T7">30</text:span><text:span text:style-name="T1">px</text:span>;</text:p>
      <text:p text:style-name="P2">}</text:p>
      <text:p text:style-name="P2"><text:span text:style-name="T3">.img5</text:span> {</text:p>
      <text:p text:style-name="P2"><text:span text:style-name="T6">height</text:span><text:span text:style-name="T1">:</text:span> <text:span text:style-name="T7">220</text:span><text:span text:style-name="T1">px</text:span>;</text:p>
      <text:p text:style-name="P2"><text:span text:style-name="T6">margin-top</text:span><text:span text:style-name="T1">:</text:span> <text:span text:style-name="T7">10</text:span><text:span text:style-name="T1">px</text:span>;</text:p>
      <text:p text:style-name="P2">}</text:p>
      <text:p text:style-name="P2"><text:span text:style-name="T3">.img6</text:span> {</text:p>
      <text:p text:style-name="P2"><text:span text:style-name="T6">height</text:span><text:span text:style-name="T1">:</text:span> <text:span text:style-name="T7">190</text:span><text:span text:style-name="T1">px</text:span>;</text:p>
      <text:p text:style-name="P2"><text:span text:style-name="T6">margin-top</text:span><text:span text:style-name="T1">:</text:span> <text:span text:style-name="T7">30</text:span><text:span text:style-name="T1">px</text:span>;</text:p>
      <text:p text:style-name="P2">}</text:p>
      <text:p text:style-name="P6"/>
      <text:p text:style-name="P2"><text:span text:style-name="T3">.images</text:span><text:span text:style-name="T1"> div</text:span><text:span text:style-name="T2">:</text:span><text:span text:style-name="T3">hover</text:span> {</text:p>
      <text:p text:style-name="P2"><text:span text:style-name="T6">transform</text:span><text:span text:style-name="T1">:</text:span> <text:span text:style-name="T6">scale</text:span>(<text:span text:style-name="T7">1.05</text:span>);</text:p>
      <text:p text:style-name="P2"><text:span text:style-name="T6">box-shadow</text:span><text:span text:style-name="T1">:</text:span> <text:span text:style-name="T7">0</text:span> <text:span text:style-name="T7">8</text:span><text:span text:style-name="T1">px</text:span> <text:span text:style-name="T7">20</text:span><text:span text:style-name="T1">px</text:span> <text:span text:style-name="T6">rgba</text:span>(<text:span text:style-name="T7">0</text:span>, <text:span text:style-name="T7">0</text:span>, <text:span text:style-name="T7">0</text:span>, <text:span text:style-name="T7">0</text:span>, <text:span text:style-name="T7">0.3</text:span>);</text:p>
      <text:p text:style-name="P2">}</text:p>
      <text:p text:style-name="P6"/>
      <text:p text:style-name="P5">/* Bottom Section */</text:p>
      <text:p text:style-name="P2"><text:span text:style-name="T3">.bottom-section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justify-content</text:span><text:span text:style-name="T1">:</text:span> <text:span text:style-name="T7">space-between</text:span>;</text:p>
      <text:p text:style-name="P2"><text:span text:style-name="T6">align-items</text:span><text:span text:style-name="T1">:</text:span> <text:span text:style-name="T7">flex-start</text:span>;</text:p>
      <text:p text:style-name="P2"><text:span text:style-name="T6">flex-wrap</text:span><text:span text:style-name="T1">:</text:span> <text:span text:style-name="T7">wrap</text:span>;</text:p>
      <text:p text:style-name="P2"><text:span text:style-name="T6">padding</text:span><text:span text:style-name="T1">:</text:span> <text:span text:style-name="T7">40</text:span><text:span text:style-name="T1">px</text:span>;</text:p>
      <text:p text:style-name="P2"><text:span text:style-name="T6">gap</text:span><text:span text:style-name="T1">:</text:span> <text:span text:style-name="T7">30</text:span><text:span text:style-name="T1">px</text:span>;</text:p>
      <text:p text:style-name="P2">}</text:p>
      <text:p text:style-name="P2"><text:soft-page-break/><text:span text:style-name="T3">.about-image</text:span><text:span text:style-name="T1"> </text:span><text:span text:style-name="T3">.img</text:span> {</text:p>
      <text:p text:style-name="P2"><text:span text:style-name="T6">width</text:span><text:span text:style-name="T1">:</text:span> <text:span text:style-name="T7">320</text:span><text:span text:style-name="T1">px</text:span>;</text:p>
      <text:p text:style-name="P2"><text:span text:style-name="T6">height</text:span><text:span text:style-name="T1">:</text:span> <text:span text:style-name="T7">400</text:span><text:span text:style-name="T1">px</text:span>;</text:p>
      <text:p text:style-name="P2"><text:span text:style-name="T6">background-color</text:span><text:span text:style-name="T1">:</text:span> <text:span text:style-name="T7">#420444</text:span>;</text:p>
      <text:p text:style-name="P2"><text:span text:style-name="T6">border-radius</text:span><text:span text:style-name="T1">:</text:span> <text:span text:style-name="T7">15</text:span><text:span text:style-name="T1">px</text:span>;</text:p>
      <text:p text:style-name="P2">}</text:p>
      <text:p text:style-name="P2"><text:span text:style-name="T3">.about-text</text:span> {</text:p>
      <text:p text:style-name="P2"><text:span text:style-name="T6">flex</text:span><text:span text:style-name="T1">:</text:span> <text:span text:style-name="T7">1</text:span>;</text:p>
      <text:p text:style-name="P2"><text:span text:style-name="T6">max-width</text:span><text:span text:style-name="T1">:</text:span> <text:span text:style-name="T7">500</text:span><text:span text:style-name="T1">px</text:span>;</text:p>
      <text:p text:style-name="P2"><text:span text:style-name="T6">text-align</text:span><text:span text:style-name="T1">:</text:span> <text:span text:style-name="T7">left</text:span>;</text:p>
      <text:p text:style-name="P2"><text:span text:style-name="T6">font-size</text:span><text:span text:style-name="T1">:</text:span> <text:span text:style-name="T7">16</text:span><text:span text:style-name="T1">px</text:span>;</text:p>
      <text:p text:style-name="P2"><text:span text:style-name="T6">line-height</text:span><text:span text:style-name="T1">:</text:span> <text:span text:style-name="T7">1.6</text:span>;</text:p>
      <text:p text:style-name="P2">}</text:p>
      <text:p text:style-name="P2"><text:span text:style-name="T3">.about-text</text:span><text:span text:style-name="T1"> em</text:span> {</text:p>
      <text:p text:style-name="P2"><text:span text:style-name="T6">font-weight</text:span><text:span text:style-name="T1">:</text:span> <text:span text:style-name="T7">bold</text:span>;</text:p>
      <text:p text:style-name="P2"><text:span text:style-name="T6">display</text:span><text:span text:style-name="T1">:</text:span> <text:span text:style-name="T7">block</text:span>;</text:p>
      <text:p text:style-name="P2"><text:span text:style-name="T6">margin-bottom</text:span><text:span text:style-name="T1">:</text:span> <text:span text:style-name="T7">10</text:span><text:span text:style-name="T1">px</text:span>;</text:p>
      <text:p text:style-name="P2">}</text:p>
      <text:p text:style-name="P2"><text:span text:style-name="T3">.social-form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align-items</text:span><text:span text:style-name="T1">:</text:span> <text:span text:style-name="T7">center</text:span>;</text:p>
      <text:p text:style-name="P2"><text:span text:style-name="T6">gap</text:span><text:span text:style-name="T1">:</text:span> <text:span text:style-name="T7">20</text:span><text:span text:style-name="T1">px</text:span>;</text:p>
      <text:p text:style-name="P2">}</text:p>
      <text:p text:style-name="P2"><text:span text:style-name="T3">.social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gap</text:span><text:span text:style-name="T1">:</text:span> <text:span text:style-name="T7">15</text:span><text:span text:style-name="T1">px</text:span>;</text:p>
      <text:p text:style-name="P2">}</text:p>
      <text:p text:style-name="P2"><text:span text:style-name="T3">.social</text:span><text:span text:style-name="T1"> img</text:span> {</text:p>
      <text:p text:style-name="P2"><text:span text:style-name="T6">width</text:span><text:span text:style-name="T1">:</text:span> <text:span text:style-name="T7">40</text:span><text:span text:style-name="T1">px</text:span>;</text:p>
      <text:p text:style-name="P2"><text:span text:style-name="T6">height</text:span><text:span text:style-name="T1">:</text:span> <text:span text:style-name="T7">40</text:span><text:span text:style-name="T1">px</text:span>;</text:p>
      <text:p text:style-name="P2">}</text:p>
      <text:p text:style-name="P5">/* Formulário */</text:p>
      <text:p text:style-name="P2"><text:span text:style-name="T3">.contact-form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gap</text:span><text:span text:style-name="T1">:</text:span> <text:span text:style-name="T7">10</text:span><text:span text:style-name="T1">px</text:span>;</text:p>
      <text:p text:style-name="P2">}</text:p>
      <text:p text:style-name="P2"><text:span text:style-name="T3">.contact-form</text:span><text:span text:style-name="T1"> input</text:span> {</text:p>
      <text:p text:style-name="P2"><text:span text:style-name="T6">padding</text:span><text:span text:style-name="T1">:</text:span> <text:span text:style-name="T7">10</text:span><text:span text:style-name="T1">px</text:span>;</text:p>
      <text:p text:style-name="P2"><text:span text:style-name="T6">width</text:span><text:span text:style-name="T1">:</text:span> <text:span text:style-name="T7">200</text:span><text:span text:style-name="T1">px</text:span>;</text:p>
      <text:p text:style-name="P2"><text:span text:style-name="T6">border-radius</text:span><text:span text:style-name="T1">:</text:span> <text:span text:style-name="T7">25</text:span><text:span text:style-name="T1">px</text:span>;</text:p>
      <text:p text:style-name="P2"><text:span text:style-name="T6">border</text:span><text:span text:style-name="T1">:</text:span> <text:span text:style-name="T7">1</text:span><text:span text:style-name="T1">px</text:span> <text:span text:style-name="T7">solid</text:span> <text:span text:style-name="T7">#000</text:span>;</text:p>
      <text:p text:style-name="P2">}</text:p>
      <text:p text:style-name="P2"><text:span text:style-name="T3">.contact-form</text:span><text:span text:style-name="T1"> button</text:span> {</text:p>
      <text:p text:style-name="P2"><text:span text:style-name="T6">padding</text:span><text:span text:style-name="T1">:</text:span> <text:span text:style-name="T7">10</text:span><text:span text:style-name="T1">px</text:span> <text:span text:style-name="T7">20</text:span><text:span text:style-name="T1">px</text:span>;</text:p>
      <text:p text:style-name="P2"><text:span text:style-name="T6">border</text:span><text:span text:style-name="T1">:</text:span> <text:span text:style-name="T7">none</text:span>;ody {</text:p>
      <text:p text:style-name="P2"><text:span text:style-name="T6">margin</text:span><text:span text:style-name="T1">:</text:span> <text:span text:style-name="T7">0</text:span>;</text:p>
      <text:p text:style-name="P2"><text:span text:style-name="T6">font-family</text:span><text:span text:style-name="T1">:</text:span> <text:span text:style-name="T7">Arial</text:span>, <text:span text:style-name="T7">sans-serif</text:span>;</text:p>
      <text:p text:style-name="P2"><text:soft-page-break/><text:span text:style-name="T6">background-color</text:span><text:span text:style-name="T1">:</text:span> <text:span text:style-name="T7">#f5f5f5</text:span>;</text:p>
      <text:p text:style-name="P2">}</text:p>
      <text:p text:style-name="P5">/* Header */</text:p>
      <text:p text:style-name="P2"><text:span text:style-name="T1">header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justify-content</text:span><text:span text:style-name="T1">:</text:span> <text:span text:style-name="T7">space-between</text:span>;</text:p>
      <text:p text:style-name="P2"><text:span text:style-name="T6">align-items</text:span><text:span text:style-name="T1">:</text:span> <text:span text:style-name="T7">center</text:span>;</text:p>
      <text:p text:style-name="P2"><text:span text:style-name="T6">padding</text:span><text:span text:style-name="T1">:</text:span> <text:span text:style-name="T7">15</text:span><text:span text:style-name="T1">px</text:span> <text:span text:style-name="T7">30</text:span><text:span text:style-name="T1">px</text:span>;</text:p>
      <text:p text:style-name="P2"><text:span text:style-name="T6">background-color</text:span><text:span text:style-name="T1">:</text:span> <text:span text:style-name="T7">#ffffff</text:span>;</text:p>
      <text:p text:style-name="P2">}</text:p>
      <text:p text:style-name="P2"><text:span text:style-name="T3">.menu-icon</text:span> {</text:p>
      <text:p text:style-name="P2"><text:span text:style-name="T6">font-size</text:span><text:span text:style-name="T1">:</text:span> <text:span text:style-name="T7">24</text:span><text:span text:style-name="T1">px</text:span>;</text:p>
      <text:p text:style-name="P2"><text:span text:style-name="T6">cursor</text:span><text:span text:style-name="T1">:</text:span> <text:span text:style-name="T7">pointer</text:span>;</text:p>
      <text:p text:style-name="P2">}</text:p>
      <text:p text:style-name="P2"><text:span text:style-name="T1">nav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gap</text:span><text:span text:style-name="T1">:</text:span> <text:span text:style-name="T7">25</text:span><text:span text:style-name="T1">px</text:span>;</text:p>
      <text:p text:style-name="P2">}</text:p>
      <text:p text:style-name="P2"><text:span text:style-name="T1">nav a</text:span> {</text:p>
      <text:p text:style-name="P2"><text:span text:style-name="T6">text-decoration</text:span><text:span text:style-name="T1">:</text:span> <text:span text:style-name="T7">none</text:span>;</text:p>
      <text:p text:style-name="P2"><text:span text:style-name="T6">color</text:span><text:span text:style-name="T1">:</text:span> <text:span text:style-name="T7">#000000</text:span>;</text:p>
      <text:p text:style-name="P2"><text:span text:style-name="T6">font-weight</text:span><text:span text:style-name="T1">:</text:span> <text:span text:style-name="T7">500</text:span>;</text:p>
      <text:p text:style-name="P2">}</text:p>
      <text:p text:style-name="P5">/* Top Section */</text:p>
      <text:p text:style-name="P2"><text:span text:style-name="T3">.top-section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justify-content</text:span><text:span text:style-name="T1">:</text:span> <text:span text:style-name="T7">flex-start</text:span>;</text:p>
      <text:p text:style-name="P2"><text:span text:style-name="T6">align-items</text:span><text:span text:style-name="T1">:</text:span> <text:span text:style-name="T7">flex-start</text:span>;</text:p>
      <text:p text:style-name="P2"><text:span text:style-name="T6">gap</text:span><text:span text:style-name="T1">:</text:span> <text:span text:style-name="T7">60</text:span><text:span text:style-name="T1">px</text:span>;</text:p>
      <text:p text:style-name="P2"><text:span text:style-name="T6">padding</text:span><text:span text:style-name="T1">:</text:span> <text:span text:style-name="T7">40</text:span><text:span text:style-name="T1">px</text:span>;</text:p>
      <text:p text:style-name="P2"><text:span text:style-name="T6">flex-wrap</text:span><text:span text:style-name="T1">:</text:span> <text:span text:style-name="T7">wrap</text:span>;</text:p>
      <text:p text:style-name="P2">}</text:p>
      <text:p text:style-name="P2"><text:span text:style-name="T3">.sidebar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gap</text:span><text:span text:style-name="T1">:</text:span> <text:span text:style-name="T7">20</text:span><text:span text:style-name="T1">px</text:span>;</text:p>
      <text:p text:style-name="P2"><text:span text:style-name="T6">align-items</text:span><text:span text:style-name="T1">:</text:span> <text:span text:style-name="T7">center</text:span>;</text:p>
      <text:p text:style-name="P2">}</text:p>
      <text:p text:style-name="P2"><text:span text:style-name="T3">.sidebar</text:span><text:span text:style-name="T1"> button</text:span> {</text:p>
      <text:p text:style-name="P2"><text:span text:style-name="T6">background-color</text:span><text:span text:style-name="T1">:</text:span> <text:span text:style-name="T7">#bcb4a8</text:span>;</text:p>
      <text:p text:style-name="P2"><text:span text:style-name="T6">color</text:span><text:span text:style-name="T1">:</text:span> <text:span text:style-name="T7">#000</text:span>;</text:p>
      <text:p text:style-name="P2"><text:span text:style-name="T6">padding</text:span><text:span text:style-name="T1">:</text:span> <text:span text:style-name="T7">10</text:span><text:span text:style-name="T1">px</text:span> <text:span text:style-name="T7">20</text:span><text:span text:style-name="T1">px</text:span>;</text:p>
      <text:p text:style-name="P2"><text:span text:style-name="T6">border</text:span><text:span text:style-name="T1">:</text:span> <text:span text:style-name="T7">none</text:span>;</text:p>
      <text:p text:style-name="P2"><text:span text:style-name="T6">border-radius</text:span><text:span text:style-name="T1">:</text:span> <text:span text:style-name="T7">25</text:span><text:span text:style-name="T1">px</text:span>;</text:p>
      <text:p text:style-name="P2"><text:span text:style-name="T6">font-style</text:span><text:span text:style-name="T1">:</text:span> <text:span text:style-name="T7">italic</text:span>;</text:p>
      <text:p text:style-name="P2"><text:span text:style-name="T6">font-size</text:span><text:span text:style-name="T1">:</text:span> <text:span text:style-name="T7">16</text:span><text:span text:style-name="T1">px</text:span>;</text:p>
      <text:p text:style-name="P2"><text:span text:style-name="T6">cursor</text:span><text:span text:style-name="T1">:</text:span> <text:span text:style-name="T7">pointer</text:span>;</text:p>
      <text:p text:style-name="P2"><text:span text:style-name="T6">box-shadow</text:span><text:span text:style-name="T1">:</text:span> <text:span text:style-name="T7">0</text:span> <text:span text:style-name="T7">2</text:span><text:span text:style-name="T1">px</text:span> <text:span text:style-name="T7">5</text:span><text:span text:style-name="T1">px</text:span> <text:span text:style-name="T6">rgba</text:span>(<text:span text:style-name="T7">0</text:span>,<text:span text:style-name="T7">0</text:span>,<text:span text:style-name="T7">0</text:span>,<text:span text:style-name="T7">0.15</text:span>);</text:p>
      <text:p text:style-name="P2"><text:span text:style-name="T6">transition</text:span><text:span text:style-name="T1">:</text:span> <text:span text:style-name="T7">all</text:span> <text:span text:style-name="T7">0.6</text:span><text:span text:style-name="T1">s</text:span> <text:span text:style-name="T7">ease</text:span>;</text:p>
      <text:p text:style-name="P2">}</text:p>
      <text:p text:style-name="P2"><text:soft-page-break/><text:span text:style-name="T3">.images</text:span> {</text:p>
      <text:p text:style-name="P2"><text:span text:style-name="T6">display</text:span><text:span text:style-name="T1">:</text:span> <text:span text:style-name="T7">grid</text:span>;</text:p>
      <text:p text:style-name="P2"><text:span text:style-name="T6">grid-template-columns</text:span><text:span text:style-name="T1">:</text:span> <text:span text:style-name="T6">repeat</text:span>(<text:span text:style-name="T7">auto-fit</text:span>, <text:span text:style-name="T6">minmax</text:span>(<text:span text:style-name="T7">120</text:span><text:span text:style-name="T1">px</text:span>, <text:span text:style-name="T7">1</text:span><text:span text:style-name="T1">fr</text:span>));</text:p>
      <text:p text:style-name="P2"><text:span text:style-name="T6">gap</text:span><text:span text:style-name="T1">:</text:span> <text:span text:style-name="T7">30</text:span><text:span text:style-name="T1">px</text:span>;</text:p>
      <text:p text:style-name="P2"><text:span text:style-name="T6">justify-content</text:span><text:span text:style-name="T1">:</text:span> <text:span text:style-name="T7">center</text:span>;</text:p>
      <text:p text:style-name="P2"><text:span text:style-name="T6">max-width</text:span><text:span text:style-name="T1">:</text:span> <text:span text:style-name="T7">1000</text:span><text:span text:style-name="T1">px</text:span>;</text:p>
      <text:p text:style-name="P2"><text:span text:style-name="T6">margin</text:span><text:span text:style-name="T1">:</text:span> <text:span text:style-name="T7">0</text:span> <text:span text:style-name="T7">auto</text:span>;</text:p>
      <text:p text:style-name="P2"><text:span text:style-name="T6">padding</text:span><text:span text:style-name="T1">:</text:span> <text:span text:style-name="T7">20</text:span><text:span text:style-name="T1">px</text:span> <text:span text:style-name="T7">0</text:span>;</text:p>
      <text:p text:style-name="P2">}</text:p>
      <text:p text:style-name="P2"><text:span text:style-name="T3">.images</text:span><text:span text:style-name="T1"> div</text:span> {</text:p>
      <text:p text:style-name="P2"><text:span text:style-name="T6">width</text:span><text:span text:style-name="T1">:</text:span> <text:span text:style-name="T7">200</text:span><text:span text:style-name="T1">px</text:span>;</text:p>
      <text:p text:style-name="P2"><text:span text:style-name="T6">background-color</text:span><text:span text:style-name="T1">:</text:span> <text:span text:style-name="T7">#4189a8</text:span>;</text:p>
      <text:p text:style-name="P2"><text:span text:style-name="T6">border-radius</text:span><text:span text:style-name="T1">:</text:span> <text:span text:style-name="T7">15</text:span><text:span text:style-name="T1">px</text:span>;</text:p>
      <text:p text:style-name="P2"><text:span text:style-name="T6">transition</text:span><text:span text:style-name="T1">:</text:span> transform <text:span text:style-name="T7">0.3</text:span><text:span text:style-name="T1">s</text:span> <text:span text:style-name="T7">ease</text:span>;</text:p>
      <text:p text:style-name="P2"><text:span text:style-name="T6">cursor</text:span><text:span text:style-name="T1">:</text:span> <text:span text:style-name="T7">pointer</text:span>;</text:p>
      <text:p text:style-name="P2"><text:span text:style-name="T6">box-shadow</text:span><text:span text:style-name="T1">:</text:span> <text:span text:style-name="T7">0</text:span><text:span text:style-name="T1">px</text:span> <text:span text:style-name="T7">4</text:span><text:span text:style-name="T1">px</text:span> <text:span text:style-name="T7">10</text:span><text:span text:style-name="T1">px</text:span> <text:span text:style-name="T6">rgba</text:span>(<text:span text:style-name="T7">0</text:span>, <text:span text:style-name="T7">0</text:span>, <text:span text:style-name="T7">0</text:span>, <text:span text:style-name="T7">0.2</text:span>);</text:p>
      <text:p text:style-name="P2">}</text:p>
      <text:p text:style-name="P2"><text:span text:style-name="T3">.img1</text:span> {</text:p>
      <text:p text:style-name="P2"><text:span text:style-name="T6">height</text:span><text:span text:style-name="T1">:</text:span> <text:span text:style-name="T7">220</text:span><text:span text:style-name="T1">px</text:span>;</text:p>
      <text:p text:style-name="P2"><text:span text:style-name="T6">margin-top</text:span><text:span text:style-name="T1">:</text:span> <text:span text:style-name="T7">10</text:span><text:span text:style-name="T1">px</text:span>;</text:p>
      <text:p text:style-name="P2">}</text:p>
      <text:p text:style-name="P2"><text:span text:style-name="T3">.img2</text:span> {</text:p>
      <text:p text:style-name="P2"><text:span text:style-name="T6">height</text:span><text:span text:style-name="T1">:</text:span> <text:span text:style-name="T7">190</text:span><text:span text:style-name="T1">px</text:span>;</text:p>
      <text:p text:style-name="P2"><text:span text:style-name="T6">margin-top</text:span><text:span text:style-name="T1">:</text:span> <text:span text:style-name="T7">30</text:span><text:span text:style-name="T1">px</text:span>;</text:p>
      <text:p text:style-name="P2">}</text:p>
      <text:p text:style-name="P2"><text:span text:style-name="T3">.img3</text:span> {</text:p>
      <text:p text:style-name="P2"><text:span text:style-name="T6">height</text:span><text:span text:style-name="T1">:</text:span> <text:span text:style-name="T7">220</text:span><text:span text:style-name="T1">px</text:span>;</text:p>
      <text:p text:style-name="P2"><text:span text:style-name="T6">margin-top</text:span><text:span text:style-name="T1">:</text:span> <text:span text:style-name="T7">10</text:span><text:span text:style-name="T1">px</text:span>;</text:p>
      <text:p text:style-name="P2">}</text:p>
      <text:p text:style-name="P2"><text:span text:style-name="T3">.img4</text:span> {</text:p>
      <text:p text:style-name="P2"><text:span text:style-name="T6">height</text:span><text:span text:style-name="T1">:</text:span> <text:span text:style-name="T7">190</text:span><text:span text:style-name="T1">px</text:span>;</text:p>
      <text:p text:style-name="P2"><text:span text:style-name="T6">margin-top</text:span><text:span text:style-name="T1">:</text:span> <text:span text:style-name="T7">30</text:span><text:span text:style-name="T1">px</text:span>;</text:p>
      <text:p text:style-name="P2">}</text:p>
      <text:p text:style-name="P2"><text:span text:style-name="T3">.img5</text:span> {</text:p>
      <text:p text:style-name="P2"><text:span text:style-name="T6">height</text:span><text:span text:style-name="T1">:</text:span> <text:span text:style-name="T7">220</text:span><text:span text:style-name="T1">px</text:span>;</text:p>
      <text:p text:style-name="P2"><text:span text:style-name="T6">margin-top</text:span><text:span text:style-name="T1">:</text:span> <text:span text:style-name="T7">10</text:span><text:span text:style-name="T1">px</text:span>;</text:p>
      <text:p text:style-name="P2">}</text:p>
      <text:p text:style-name="P2"><text:span text:style-name="T3">.img6</text:span> {</text:p>
      <text:p text:style-name="P2"><text:span text:style-name="T6">height</text:span><text:span text:style-name="T1">:</text:span> <text:span text:style-name="T7">190</text:span><text:span text:style-name="T1">px</text:span>;</text:p>
      <text:p text:style-name="P2"><text:span text:style-name="T6">margin-top</text:span><text:span text:style-name="T1">:</text:span> <text:span text:style-name="T7">30</text:span><text:span text:style-name="T1">px</text:span>;</text:p>
      <text:p text:style-name="P2">}</text:p>
      <text:p text:style-name="P2"><text:span text:style-name="T3">.images</text:span><text:span text:style-name="T1"> div</text:span><text:span text:style-name="T2">:</text:span><text:span text:style-name="T3">hover</text:span> {</text:p>
      <text:p text:style-name="P2"><text:span text:style-name="T6">transform</text:span><text:span text:style-name="T1">:</text:span> <text:span text:style-name="T6">scale</text:span>(<text:span text:style-name="T7">1.05</text:span>);</text:p>
      <text:p text:style-name="P2"><text:span text:style-name="T6">box-shadow</text:span><text:span text:style-name="T1">:</text:span> <text:span text:style-name="T7">0</text:span> <text:span text:style-name="T7">8</text:span><text:span text:style-name="T1">px</text:span> <text:span text:style-name="T7">20</text:span><text:span text:style-name="T1">px</text:span> <text:span text:style-name="T6">rgba</text:span>(<text:span text:style-name="T7">0</text:span>, <text:span text:style-name="T7">0</text:span>, <text:span text:style-name="T7">0</text:span>, <text:span text:style-name="T7">0</text:span>, <text:span text:style-name="T7">0.3</text:span>);</text:p>
      <text:p text:style-name="P2">}</text:p>
      <text:p text:style-name="P5">/* Bottom Section */</text:p>
      <text:p text:style-name="P2"><text:span text:style-name="T3">.bottom-section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justify-content</text:span><text:span text:style-name="T1">:</text:span> <text:span text:style-name="T7">space-between</text:span>;</text:p>
      <text:p text:style-name="P2"><text:span text:style-name="T6">align-items</text:span><text:span text:style-name="T1">:</text:span> <text:span text:style-name="T7">flex-start</text:span>;</text:p>
      <text:p text:style-name="P2"><text:soft-page-break/><text:span text:style-name="T6">flex-wrap</text:span><text:span text:style-name="T1">:</text:span> <text:span text:style-name="T7">wrap</text:span>;</text:p>
      <text:p text:style-name="P2"><text:span text:style-name="T6">padding</text:span><text:span text:style-name="T1">:</text:span> <text:span text:style-name="T7">40</text:span><text:span text:style-name="T1">px</text:span>;</text:p>
      <text:p text:style-name="P2"><text:span text:style-name="T6">gap</text:span><text:span text:style-name="T1">:</text:span> <text:span text:style-name="T7">30</text:span><text:span text:style-name="T1">px</text:span>;</text:p>
      <text:p text:style-name="P2">}</text:p>
      <text:p text:style-name="P2"><text:span text:style-name="T3">.about-image</text:span><text:span text:style-name="T1"> </text:span><text:span text:style-name="T3">.img</text:span> {</text:p>
      <text:p text:style-name="P2"><text:span text:style-name="T6">width</text:span><text:span text:style-name="T1">:</text:span> <text:span text:style-name="T7">320</text:span><text:span text:style-name="T1">px</text:span>;</text:p>
      <text:p text:style-name="P2"><text:span text:style-name="T6">height</text:span><text:span text:style-name="T1">:</text:span> <text:span text:style-name="T7">400</text:span><text:span text:style-name="T1">px</text:span>;</text:p>
      <text:p text:style-name="P2"><text:span text:style-name="T6">background-color</text:span><text:span text:style-name="T1">:</text:span> <text:span text:style-name="T7">#420444</text:span>;</text:p>
      <text:p text:style-name="P2"><text:span text:style-name="T6">border-radius</text:span><text:span text:style-name="T1">:</text:span> <text:span text:style-name="T7">15</text:span><text:span text:style-name="T1">px</text:span>;</text:p>
      <text:p text:style-name="P2">}</text:p>
      <text:p text:style-name="P2"><text:span text:style-name="T3">.about-text</text:span> {</text:p>
      <text:p text:style-name="P2"><text:span text:style-name="T6">flex</text:span><text:span text:style-name="T1">:</text:span> <text:span text:style-name="T7">1</text:span>;</text:p>
      <text:p text:style-name="P2"><text:span text:style-name="T6">max-width</text:span><text:span text:style-name="T1">:</text:span> <text:span text:style-name="T7">500</text:span><text:span text:style-name="T1">px</text:span>;</text:p>
      <text:p text:style-name="P2"><text:span text:style-name="T6">text-align</text:span><text:span text:style-name="T1">:</text:span> <text:span text:style-name="T7">left</text:span>;</text:p>
      <text:p text:style-name="P2"><text:span text:style-name="T6">font-size</text:span><text:span text:style-name="T1">:</text:span> <text:span text:style-name="T7">16</text:span><text:span text:style-name="T1">px</text:span>;</text:p>
      <text:p text:style-name="P2"><text:span text:style-name="T6">line-height</text:span><text:span text:style-name="T1">:</text:span> <text:span text:style-name="T7">1.6</text:span>;</text:p>
      <text:p text:style-name="P2">}</text:p>
      <text:p text:style-name="P2"><text:span text:style-name="T3">.about-text</text:span><text:span text:style-name="T1"> em</text:span> {</text:p>
      <text:p text:style-name="P2"><text:span text:style-name="T6">font-weight</text:span><text:span text:style-name="T1">:</text:span> <text:span text:style-name="T7">bold</text:span>;</text:p>
      <text:p text:style-name="P2"><text:span text:style-name="T6">display</text:span><text:span text:style-name="T1">:</text:span> <text:span text:style-name="T7">block</text:span>;</text:p>
      <text:p text:style-name="P2"><text:span text:style-name="T6">margin-bottom</text:span><text:span text:style-name="T1">:</text:span> <text:span text:style-name="T7">10</text:span><text:span text:style-name="T1">px</text:span>;</text:p>
      <text:p text:style-name="P2">}</text:p>
      <text:p text:style-name="P2"><text:span text:style-name="T3">.social-form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align-items</text:span><text:span text:style-name="T1">:</text:span> <text:span text:style-name="T7">center</text:span>;</text:p>
      <text:p text:style-name="P2"><text:span text:style-name="T6">gap</text:span><text:span text:style-name="T1">:</text:span> <text:span text:style-name="T7">20</text:span><text:span text:style-name="T1">px</text:span>;</text:p>
      <text:p text:style-name="P2">}</text:p>
      <text:p text:style-name="P2"><text:span text:style-name="T3">.social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gap</text:span><text:span text:style-name="T1">:</text:span> <text:span text:style-name="T7">15</text:span><text:span text:style-name="T1">px</text:span>;</text:p>
      <text:p text:style-name="P2">}</text:p>
      <text:p text:style-name="P2"><text:span text:style-name="T3">.social</text:span><text:span text:style-name="T1"> img</text:span> {</text:p>
      <text:p text:style-name="P2"><text:span text:style-name="T6">width</text:span><text:span text:style-name="T1">:</text:span> <text:span text:style-name="T7">40</text:span><text:span text:style-name="T1">px</text:span>;</text:p>
      <text:p text:style-name="P2"><text:span text:style-name="T6">height</text:span><text:span text:style-name="T1">:</text:span> <text:span text:style-name="T7">40</text:span><text:span text:style-name="T1">px</text:span>;</text:p>
      <text:p text:style-name="P2">}</text:p>
      <text:p text:style-name="P5">/* Formulário */</text:p>
      <text:p text:style-name="P2"><text:span text:style-name="T3">.contact-form</text:span> {</text:p>
      <text:p text:style-name="P2"><text:span text:style-name="T6">display</text:span><text:span text:style-name="T1">:</text:span> <text:span text:style-name="T7">flex</text:span>;</text:p>
      <text:p text:style-name="P2"><text:span text:style-name="T6">flex-direction</text:span><text:span text:style-name="T1">:</text:span> <text:span text:style-name="T7">column</text:span>;</text:p>
      <text:p text:style-name="P2"><text:span text:style-name="T6">gap</text:span><text:span text:style-name="T1">:</text:span> <text:span text:style-name="T7">10</text:span><text:span text:style-name="T1">px</text:span>;</text:p>
      <text:p text:style-name="P2">}</text:p>
      <text:p text:style-name="P7">border-radius: 25px;</text:p>
      <text:p text:style-name="P2"><text:span text:style-name="T1">background-color: </text:span><text:span text:style-name="T8">#430047</text:span><text:span text:style-name="T1">;</text:span></text:p>
      <text:p text:style-name="P2"><text:span text:style-name="T1">color: </text:span><text:span text:style-name="T8">#fff;</text:span></text:p>
      <text:p text:style-name="P7">font-weight: bold;</text:p>
      <text:p text:style-name="P7">cursor: pointer;</text:p>
      <text:p text:style-name="P7">display: flex;</text:p>
      <text:p text:style-name="P7">align-items: center;</text:p>
      <text:p text:style-name="P7"><text:soft-page-break/>gap: 10px;</text:p>
      <text:p text:style-name="P7">}</text:p>
      <text:p text:style-name="P2"><text:span text:style-name="T3">.contact-form</text:span><text:span text:style-name="T1"> button span</text:span> {</text:p>
      <text:p text:style-name="P2"><text:span text:style-name="T6">font-size</text:span><text:span text:style-name="T1">:</text:span> <text:span text:style-name="T7">18</text:span><text:span text:style-name="T1">px</text:span>;</text:p>
      <text:p text:style-name="P2">}</text:p>
      <text:p text:style-name="P5">/* Responsivo */</text:p>
      <text:p text:style-name="P2"><text:span text:style-name="T1">@media</text:span> (<text:span text:style-name="T6">max-width</text:span><text:span text:style-name="T1">:</text:span> <text:span text:style-name="T7">768</text:span><text:span text:style-name="T1">px</text:span>) {</text:p>
      <text:p text:style-name="P2"><text:span text:style-name="T3">.top-section</text:span>,</text:p>
      <text:p text:style-name="P2"><text:span text:style-name="T3">.bottom-section</text:span> {</text:p>
      <text:p text:style-name="P2"><text:span text:style-name="T6">flex-direction</text:span><text:span text:style-name="T1">:</text:span> <text:span text:style-name="T7">column</text:span>;</text:p>
      <text:p text:style-name="P2"><text:span text:style-name="T6">align-items</text:span><text:span text:style-name="T1">:</text:span> <text:span text:style-name="T7">center</text:span>;</text:p>
      <text:p text:style-name="P2">}</text:p>
      <text:p text:style-name="P2"><text:span text:style-name="T1">nav</text:span> {</text:p>
      <text:p text:style-name="P2"><text:span text:style-name="T6">display</text:span><text:span text:style-name="T1">:</text:span> <text:span text:style-name="T7">none</text:span>;</text:p>
      <text:p text:style-name="P2">}</text:p>
      <text:p text:style-name="P2"><text:span text:style-name="T3">.images</text:span> {</text:p>
      <text:p text:style-name="P2"><text:span text:style-name="T6">grid-template-columns</text:span><text:span text:style-name="T1">:</text:span> <text:span text:style-name="T6">repeat</text:span>(<text:span text:style-name="T7">2</text:span>, <text:span text:style-name="T7">120</text:span><text:span text:style-name="T1">px</text:span>);</text:p>
      <text:p text:style-name="P2">}</text:p>
      <text:p text:style-name="P2"><text:span text:style-name="T3">.about-text</text:span> {</text:p>
      <text:p text:style-name="P2"><text:span text:style-name="T6">text-align</text:span><text:span text:style-name="T1">:</text:span> <text:span text:style-name="T7">justify</text:span>;</text:p>
      <text:p text:style-name="P2">}</text:p>
      <text:p text:style-name="P2">}</text:p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roid Sans Mono" svg:font-family="'Droid Sans Mono', monospace, monospac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12T19:49:54.501873949</meta:creation-date>
    <dc:date>2025-05-12T21:57:24.773043024</dc:date>
    <meta:editing-duration>PT1H57M16S</meta:editing-duration>
    <meta:editing-cycles>1</meta:editing-cycles>
    <meta:document-statistic meta:table-count="0" meta:image-count="0" meta:object-count="0" meta:page-count="9" meta:paragraph-count="397" meta:word-count="962" meta:character-count="7051" meta:non-whitespace-character-count="6488"/>
    <meta:generator>LibreOffice/24.2.7.2$Linux_X86_64 LibreOffice_project/420$Build-2</meta:generator>
  </office:meta>
</office:document-meta>
</file>